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7" style:family="paragraph" style:parent-style-name="Standard">
      <style:paragraph-properties fo:text-align="end" style:justify-single-word="false"/>
      <style:text-properties fo:font-size="15pt" style:text-underline-style="none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none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none" style:font-size-asian="15pt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té Montpellier</text:p>
      <text:p text:style-name="P3">Faculté d’Économie</text:p>
      <text:p text:style-name="P3"/>
      <text:p text:style-name="P3"/>
      <text:p text:style-name="P4">Mention Monnaie Banque Finance Assurance</text:p>
      <text:p text:style-name="P4"/>
      <text:p text:style-name="P4">Parcours Analyse des Risques Bancaires</text:p>
      <text:p text:style-name="P4"/>
      <text:p text:style-name="P4"/>
      <text:p text:style-name="P4"/>
      <text:p text:style-name="P1">Mémoire de Recherche</text:p>
      <text:p text:style-name="P1"/>
      <text:p text:style-name="P1"/>
      <text:p text:style-name="P1"/>
      <text:p text:style-name="P1"/>
      <text:p text:style-name="P1"/>
      <text:p text:style-name="P1"/>
      <text:p text:style-name="P8"><text:tab/><text:span text:style-name="T1">PROVISION ÉPARGNE LOGEMENT. </text:span></text:p>
      <text:p text:style-name="P9">Les effets de la non prise en compte des variables explicatives.</text:p>
      <text:p text:style-name="P5"/>
      <text:p text:style-name="P5"/>
      <text:p text:style-name="P5"/>
      <text:p text:style-name="P5"/>
      <text:p text:style-name="P10">Alexander Walsh Zuniga</text:p>
      <text:p text:style-name="P1"/>
      <text:p text:style-name="P1"/>
      <text:p text:style-name="P1"/>
      <text:p text:style-name="P1"/>
      <text:p text:style-name="P2"/>
      <text:p text:style-name="P2"/>
      <text:p text:style-name="P1"/>
      <text:p text:style-name="P6">Directeur du mémoire : Madame le Professeur Françoise Seyte.</text:p>
      <text:p text:style-name="P6"/>
      <text:p text:style-name="P6"/>
      <text:p text:style-name="P6"/>
      <text:p text:style-name="P7">Année universitaire 2018-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walsh</meta:initial-creator>
    <meta:creation-date>2019-09-01T23:50:18.81</meta:creation-date>
    <dc:date>2019-09-02T15:00:12</dc:date>
    <dc:creator>alexander walsh</dc:creator>
    <meta:editing-duration>PT18M9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10" meta:word-count="46" meta:character-count="342"/>
  </office:meta>
</office:document-meta>
</file>